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border="solid #c0c0c0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Form" form:apply-filter="true" form:command-type="table" form:control-implementation="ooo:com.sun.star.form.component.Form" office:target-frame="" xlink:href="" xlink:type="simple">
          <form:fixed-text form:name="Label Field 1" form:control-implementation="ooo:com.sun.star.form.component.FixedText" xml:id="control1" form:id="control1" form:label="Label Field"/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3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4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5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6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7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9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2" svg:width="6.048in" svg:height="0.4657in" svg:x="0.5126in" svg:y="0.3689in" draw:control="control1"/><draw:control text:anchor-type="paragraph" draw:z-index="1" draw:style-name="gr2" draw:text-style-name="P2" svg:width="6.4516in" svg:height="0.4969in" svg:x="0.4193in" svg:y="1.7646in" draw:control="control2"/><draw:control text:anchor-type="paragraph" draw:z-index="2" draw:style-name="gr2" draw:text-style-name="P2" svg:width="6.3594in" svg:height="0.4031in" svg:x="0.45in" svg:y="2.7264in" draw:control="control3"/><draw:control text:anchor-type="paragraph" draw:z-index="3" draw:style-name="gr2" draw:text-style-name="P2" svg:width="6.5449in" svg:height="0.4031in" svg:x="0.3882in" svg:y="3.5638in" draw:control="control4"/><draw:control text:anchor-type="paragraph" draw:z-index="4" draw:style-name="gr2" draw:text-style-name="P2" svg:width="6.4213in" svg:height="0.4039in" svg:x="0.3571in" svg:y="4.3701in" draw:control="control5"/><draw:control text:anchor-type="paragraph" draw:z-index="5" draw:style-name="gr2" draw:text-style-name="P2" svg:width="6.5142in" svg:height="0.3724in" svg:x="0.2953in" svg:y="5.1146in" draw:control="control6"/><draw:control text:anchor-type="paragraph" draw:z-index="6" draw:style-name="gr2" draw:text-style-name="P2" svg:width="6.6386in" svg:height="0.3724in" svg:x="0.1709in" svg:y="5.8591in" draw:control="control7"/><draw:control text:anchor-type="paragraph" draw:z-index="7" draw:style-name="gr2" draw:text-style-name="P2" svg:width="6.7307in" svg:height="0.3724in" svg:x="0.1402in" svg:y="6.572in" draw:control="control8"/><draw:control text:anchor-type="paragraph" draw:z-index="8" draw:style-name="gr2" draw:text-style-name="P2" svg:width="6.6386in" svg:height="0.4343in" svg:x="0.1709in" svg:y="7.348in" draw:control="control9"/><draw:control text:anchor-type="paragraph" draw:z-index="9" draw:style-name="gr2" draw:text-style-name="P2" svg:width="6.6689in" svg:height="0.435in" svg:x="0.078in" svg:y="8.2161in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 Coffey</meta:initial-creator>
    <meta:creation-date>2014-12-26T14:08:11.86</meta:creation-date>
    <meta:document-statistic meta:table-count="0" meta:image-count="0" meta:object-count="0" meta:page-count="1" meta:paragraph-count="0" meta:word-count="0" meta:character-count="0"/>
    <dc:date>2014-12-26T14:41:36.92</dc:date>
    <dc:creator>Andrea Coffey</dc:creator>
    <meta:editing-duration>PT18M14S</meta:editing-duration>
    <meta:editing-cycles>1</meta:editing-cycles>
    <meta:generator>OpenOffice/4.1.1$Win32 OpenOffice.org_project/411m6$Build-9775</meta:generator>
  </office:meta>
</office:document-meta>
</file>